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2b2b2b"/>
      <style:paragraph-properties fo:background-color="#2b2b2b" fo:padding="0cm" fo:border="none"/>
    </style:style>
    <style:style style:name="T1" style:family="text">
      <style:text-properties fo:color="#cc7832" style:font-name="JetBrains Mono" fo:font-size="10pt" fo:font-style="normal" fo:font-weight="normal" style:font-size-asian="10pt" style:font-style-asian="normal" style:font-weight-asian="normal"/>
    </style:style>
    <style:style style:name="T2" style:family="text">
      <style:text-properties fo:color="#a9b7c6" style:font-name="JetBrains Mono" fo:font-size="10pt" fo:font-style="normal" fo:font-weight="normal" style:font-size-asian="10pt" style:font-style-asian="normal" style:font-weight-asian="normal"/>
    </style:style>
    <style:style style:name="T3" style:family="text">
      <style:text-properties fo:color="#a9b7c6" style:font-name="JetBrains Mono" fo:font-size="10pt" fo:font-style="italic" fo:font-weight="normal" style:font-size-asian="10pt" style:font-style-asian="italic" style:font-weight-asian="normal"/>
    </style:style>
    <style:style style:name="T4" style:family="text">
      <style:text-properties fo:color="#9876aa" style:font-name="JetBrains Mono" fo:font-size="10pt" fo:font-style="normal" fo:font-weight="normal" style:font-size-asian="10pt" style:font-style-asian="normal" style:font-weight-asian="normal"/>
    </style:style>
    <style:style style:name="T5" style:family="text">
      <style:text-properties fo:color="#9876aa" style:font-name="JetBrains Mono" fo:font-size="10pt" fo:font-style="italic" fo:font-weight="normal" style:font-size-asian="10pt" style:font-style-asian="italic" style:font-weight-asian="normal"/>
    </style:style>
    <style:style style:name="T6" style:family="text">
      <style:text-properties fo:color="#6a8759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fo:color="#6897bb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fo:color="#bbb529" style:font-name="JetBrains Mono" fo:font-size="10pt" fo:font-style="normal" fo:font-weight="normal" style:font-size-asian="10pt" style:font-style-asian="normal" style:font-weight-asian="normal"/>
    </style:style>
    <style:style style:name="T9" style:family="text">
      <style:text-properties fo:color="#ffc66d" style:font-name="JetBrains Mono" fo:font-size="10pt" fo:font-style="normal" fo:font-weight="normal" style:font-size-asian="10pt" style:font-style-asian="normal" style:font-weight-asian="normal"/>
    </style:style>
    <style:style style:name="T10" style:family="text">
      <style:text-properties fo:color="#808080" style:font-name="JetBrains Mono" fo:font-size="10pt" fo:font-style="normal" fo:font-weight="normal" style:font-size-asian="10pt" style:font-style-asian="normal" style:font-weight-asian="normal"/>
    </style:style>
    <style:style style:name="T11" style:family="text">
      <style:text-properties fo:color="#b389c5" style:font-name="JetBrains Mono" fo:font-size="10pt" fo:font-style="normal" fo:font-weight="normal" style:font-size-asian="10pt" style:font-style-asian="normal" style:font-weight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package </text:span><text:span text:style-name="T2">com.example.vikasojha.quizbee</text:span><text:span text:style-name="T1">;</text:span><text:line-break/><text:line-break/><text:span text:style-name="T1">import </text:span><text:span text:style-name="T2">android.content.Intent</text:span><text:span text:style-name="T1">;</text:span><text:line-break/><text:span text:style-name="T1">import </text:span><text:span text:style-name="T2">android.support.v7.app.AppCompatActivity</text:span><text:span text:style-name="T1">;</text:span><text:line-break/><text:span text:style-name="T1">import </text:span><text:span text:style-name="T2">android.os.Bundle</text:span><text:span text:style-name="T1">;</text:span><text:line-break/><text:span text:style-name="T1">import </text:span><text:span text:style-name="T2">android.text.TextUtils</text:span><text:span text:style-name="T1">;</text:span><text:line-break/><text:span text:style-name="T1">import </text:span><text:span text:style-name="T2">android.view.View</text:span><text:span text:style-name="T1">;</text:span><text:line-break/><text:span text:style-name="T1">import </text:span><text:span text:style-name="T2">android.widget.Button</text:span><text:span text:style-name="T1">;</text:span><text:line-break/><text:span text:style-name="T1">import </text:span><text:span text:style-name="T2">android.widget.EditText</text:span><text:span text:style-name="T1">;</text:span><text:line-break/><text:span text:style-name="T1">import </text:span><text:span text:style-name="T2">android.widget.RadioButton</text:span><text:span text:style-name="T1">;</text:span><text:line-break/><text:span text:style-name="T1">import </text:span><text:span text:style-name="T2">android.widget.RadioGroup</text:span><text:span text:style-name="T1">;</text:span><text:line-break/><text:span text:style-name="T1">import </text:span><text:span text:style-name="T2">android.widget.RelativeLayout</text:span><text:span text:style-name="T1">;</text:span><text:line-break/><text:span text:style-name="T1">import </text:span><text:span text:style-name="T2">android.widget.TextView</text:span><text:span text:style-name="T1">;</text:span><text:line-break/><text:span text:style-name="T1">import </text:span><text:span text:style-name="T2">android.widget.Toast</text:span><text:span text:style-name="T1">;</text:span><text:line-break/><text:line-break/><text:span text:style-name="T1">public class </text:span><text:span text:style-name="T2">QuestionsActivity </text:span><text:span text:style-name="T1">extends </text:span><text:span text:style-name="T2">AppCompatActivity {</text:span><text:line-break/><text:span text:style-name="T2"> <text:s text:c="3"/>TextView </text:span><text:span text:style-name="T4">tv</text:span><text:span text:style-name="T1">;</text:span><text:line-break/><text:span text:style-name="T1"> <text:s text:c="3"/></text:span><text:span text:style-name="T2">Button </text:span><text:span text:style-name="T4">submitbutton</text:span><text:span text:style-name="T1">, </text:span><text:span text:style-name="T4">quitbutton</text:span><text:span text:style-name="T1">;</text:span><text:line-break/><text:span text:style-name="T1"> <text:s text:c="3"/></text:span><text:span text:style-name="T2">RadioGroup </text:span><text:span text:style-name="T4">radio_g</text:span><text:span text:style-name="T1">;</text:span><text:line-break/><text:span text:style-name="T1"> <text:s text:c="3"/></text:span><text:span text:style-name="T2">RadioButton </text:span><text:span text:style-name="T4">rb1</text:span><text:span text:style-name="T1">,</text:span><text:span text:style-name="T4">rb2</text:span><text:span text:style-name="T1">,</text:span><text:span text:style-name="T4">rb3</text:span><text:span text:style-name="T1">,</text:span><text:span text:style-name="T4">rb4</text:span><text:span text:style-name="T1">;</text:span><text:line-break/><text:line-break/><text:span text:style-name="T1"> <text:s text:c="3"/></text:span><text:span text:style-name="T2">String </text:span><text:span text:style-name="T4">questions</text:span><text:span text:style-name="T2">[] = {</text:span><text:line-break/><text:span text:style-name="T2"> <text:s text:c="27"/></text:span><text:span text:style-name="T6">"which is nation bird of India?"</text:span><text:span text:style-name="T1">,</text:span><text:line-break/><text:span text:style-name="T1"> <text:s text:c="27"/></text:span><text:span text:style-name="T6">"Which is the nation animal of India"</text:span><text:span text:style-name="T1">,</text:span><text:line-break/><text:span text:style-name="T1"> <text:s text:c="27"/></text:span><text:span text:style-name="T6">"who is the father of computer?"</text:span><text:span text:style-name="T1">,</text:span><text:line-break/><text:span text:style-name="T1"> <text:s text:c="27"/></text:span><text:span text:style-name="T6">"1+1=?"</text:span><text:span text:style-name="T1">,</text:span><text:line-break/><text:span text:style-name="T1"> <text:s text:c="27"/></text:span><text:span text:style-name="T6">"2*2=?"</text:span><text:span text:style-name="T1">,</text:span><text:line-break/><text:span text:style-name="T1"> <text:s text:c="27"/></text:span><text:span text:style-name="T6">"who is the prime minister of india?"</text:span><text:span text:style-name="T1">,</text:span><text:line-break/><text:line-break/><text:span text:style-name="T1"> <text:s text:c="24"/></text:span><text:span text:style-name="T2">}</text:span><text:span text:style-name="T1">;</text:span><text:line-break/><text:span text:style-name="T1"> <text:s text:c="3"/></text:span><text:span text:style-name="T2">String </text:span><text:span text:style-name="T4">answers</text:span><text:span text:style-name="T2">[] = {</text:span><text:span text:style-name="T6">"peacock"</text:span><text:span text:style-name="T1">,</text:span><text:span text:style-name="T6">"lion"</text:span><text:span text:style-name="T1">,</text:span><text:span text:style-name="T6">"Charles babbage"</text:span><text:span text:style-name="T1">,</text:span><text:span text:style-name="T6">"2"</text:span><text:span text:style-name="T1">,</text:span><text:span text:style-name="T6">"4"</text:span><text:span text:style-name="T1">,</text:span><text:span text:style-name="T6">"Narendra Modi"</text:span><text:span text:style-name="T2">}</text:span><text:span text:style-name="T1">;</text:span><text:line-break/><text:span text:style-name="T1"> <text:s text:c="3"/></text:span><text:span text:style-name="T2">String </text:span><text:span text:style-name="T4">opt</text:span><text:span text:style-name="T2">[] = {</text:span><text:line-break/><text:span text:style-name="T2"> <text:s text:c="19"/></text:span><text:span text:style-name="T6">"parrot"</text:span><text:span text:style-name="T1">,</text:span><text:span text:style-name="T6">"crow"</text:span><text:span text:style-name="T1">,</text:span><text:span text:style-name="T6">"peacock"</text:span><text:span text:style-name="T1">,</text:span><text:span text:style-name="T6">"duck"</text:span><text:span text:style-name="T1">,</text:span><text:line-break/><text:span text:style-name="T1"> <text:s text:c="19"/></text:span><text:span text:style-name="T6">"tiger"</text:span><text:span text:style-name="T1">,</text:span><text:span text:style-name="T6">"lion"</text:span><text:span text:style-name="T1">,</text:span><text:span text:style-name="T6">"cat"</text:span><text:span text:style-name="T1">,</text:span><text:span text:style-name="T6">"donkey"</text:span><text:span text:style-name="T1">,</text:span><text:line-break/><text:span text:style-name="T1"> <text:s text:c="19"/></text:span><text:span text:style-name="T6">"Charles Babbage"</text:span><text:span text:style-name="T1">,</text:span><text:span text:style-name="T6">"Röntgen"</text:span><text:span text:style-name="T1">,</text:span><text:span text:style-name="T6">"Albert Einstein"</text:span><text:span text:style-name="T1">,</text:span><text:span text:style-name="T6">"abstract"</text:span><text:span text:style-name="T1">,</text:span><text:line-break/><text:span text:style-name="T1"> <text:s text:c="19"/></text:span><text:span text:style-name="T6">"2"</text:span><text:span text:style-name="T1">,</text:span><text:span text:style-name="T6">"4"</text:span><text:span text:style-name="T1">,</text:span><text:span text:style-name="T6">"8"</text:span><text:span text:style-name="T1">,</text:span><text:span text:style-name="T6">"6"</text:span><text:span text:style-name="T1">,</text:span><text:line-break/><text:span text:style-name="T1"> <text:s text:c="19"/></text:span><text:span text:style-name="T6">"4"</text:span><text:span text:style-name="T1">,</text:span><text:span text:style-name="T6">"9"</text:span><text:span text:style-name="T1">,</text:span><text:span text:style-name="T6">"1"</text:span><text:span text:style-name="T1">,</text:span><text:span text:style-name="T6">"6)"</text:span><text:span text:style-name="T1">,</text:span><text:line-break/><text:span text:style-name="T1"> <text:s text:c="20"/></text:span><text:span text:style-name="T6">"Narendra Modi"</text:span><text:span text:style-name="T1">,</text:span><text:span text:style-name="T6">"Jawaharlal Nehru"</text:span><text:span text:style-name="T1">,</text:span><text:span text:style-name="T6">"Bommai"</text:span><text:span text:style-name="T1">,</text:span><text:span text:style-name="T6">"Manik Saha"</text:span><text:line-break/><text:span text:style-name="T6"> <text:s text:c="18"/></text:span><text:span text:style-name="T2">}</text:span><text:span text:style-name="T1">;</text:span><text:line-break/><text:span text:style-name="T1"> <text:s text:c="3"/>int </text:span><text:span text:style-name="T4">flag</text:span><text:span text:style-name="T2">=</text:span><text:span text:style-name="T7">0</text:span><text:span text:style-name="T1">;</text:span><text:line-break/><text:span text:style-name="T1"> <text:s text:c="3"/>public static int </text:span><text:span text:style-name="T5">marks</text:span><text:span text:style-name="T2">=</text:span><text:span text:style-name="T7">0</text:span><text:span text:style-name="T1">,</text:span><text:span text:style-name="T5">correct</text:span><text:span text:style-name="T2">=</text:span><text:span text:style-name="T7">0</text:span><text:span text:style-name="T1">,</text:span><text:span text:style-name="T5">wrong</text:span><text:span text:style-name="T2">=</text:span><text:span text:style-name="T7">0</text:span><text:span text:style-name="T1">;</text:span><text:line-break/><text:span text:style-name="T1"> <text:s text:c="3"/></text:span><text:span text:style-name="T8">@Override</text:span><text:line-break/><text:span text:style-name="T8"> <text:s text:c="3"/></text:span><text:span text:style-name="T1">protected void </text:span><text:span text:style-name="T9">onCreate</text:span><text:span text:style-name="T2">(Bundle savedInstanceState) {</text:span><text:line-break/><text:span text:style-name="T2"> <text:s text:c="7"/></text:span><text:span text:style-name="T1">super</text:span><text:span text:style-name="T2">.onCreate(savedInstanceState)</text:span><text:span text:style-name="T1">;</text:span><text:line-break/><text:span text:style-name="T1"> <text:s text:c="7"/></text:span><text:span text:style-name="T2">setContentView(R.layout.</text:span><text:span text:style-name="T5">activity_questions</text:span><text:span text:style-name="T2">)</text:span><text:span text:style-name="T1">;</text:span><text:line-break/><text:line-break/><text:span text:style-name="T1"> <text:s text:c="7"/>final </text:span><text:span text:style-name="T2">TextView score = (TextView)findViewById(R.id.</text:span><text:span text:style-name="T5">textView4</text:span><text:span text:style-name="T2">)</text:span><text:span text:style-name="T1">;</text:span><text:line-break/><text:span text:style-name="T1"> <text:s text:c="7"/></text:span><text:span text:style-name="T2">TextView textView=(TextView)findViewById(R.id.</text:span><text:span text:style-name="T5">DispName</text:span><text:span text:style-name="T2">)</text:span><text:span text:style-name="T1">;</text:span><text:line-break/><text:span text:style-name="T1"> <text:s text:c="7"/></text:span><text:span text:style-name="T2">Intent intent = getIntent()</text:span><text:span text:style-name="T1">;</text:span><text:line-break/><text:span text:style-name="T1"> <text:s text:c="7"/></text:span><text:span text:style-name="T2">String name= intent.getStringExtra(</text:span><text:span text:style-name="T6">"myname"</text:span><text:span text:style-name="T2">)</text:span><text:span text:style-name="T1">;</text:span><text:line-break/><text:line-break/><text:span text:style-name="T1"> <text:s text:c="7"/>if </text:span><text:span text:style-name="T2">(name.trim().equals(</text:span><text:span text:style-name="T6">""</text:span><text:span text:style-name="T2">))</text:span><text:line-break/><text:span text:style-name="T2"> <text:s text:c="11"/>textView.setText(</text:span><text:span text:style-name="T6">"Hello User"</text:span><text:span text:style-name="T2">)</text:span><text:span text:style-name="T1">;</text:span><text:line-break/><text:span text:style-name="T1"> <text:s text:c="7"/>else</text:span><text:line-break/><text:span text:style-name="T1"> <text:s text:c="7"/></text:span><text:span text:style-name="T2">textView.setText(</text:span><text:span text:style-name="T6">"Hello " </text:span><text:span text:style-name="T2">+ name)</text:span><text:span text:style-name="T1">;</text:span><text:line-break/><text:line-break/><text:span text:style-name="T1"> <text:s text:c="7"/></text:span><text:span text:style-name="T4">submitbutton</text:span><text:span text:style-name="T2">=(Button)findViewById(R.id.</text:span><text:span text:style-name="T5">button3</text:span><text:span text:style-name="T2">)</text:span><text:span text:style-name="T1">;</text:span><text:line-break/><text:span text:style-name="T1"> <text:s text:c="7"/></text:span><text:span text:style-name="T4">quitbutton</text:span><text:span text:style-name="T2">=(Button)findViewById(R.id.</text:span><text:span text:style-name="T5">buttonquit</text:span><text:span text:style-name="T2">)</text:span><text:span text:style-name="T1">;</text:span><text:line-break/><text:span text:style-name="T1"> <text:s text:c="7"/></text:span><text:span text:style-name="T4">tv</text:span><text:span text:style-name="T2">=(TextView) findViewById(R.id.</text:span><text:span text:style-name="T5">tvque</text:span><text:span text:style-name="T2">)</text:span><text:span text:style-name="T1">;</text:span><text:line-break/><text:line-break/><text:span text:style-name="T1"> <text:s text:c="7"/></text:span><text:span text:style-name="T4">radio_g</text:span><text:span text:style-name="T2">=(RadioGroup)findViewById(R.id.</text:span><text:span text:style-name="T5">answersgrp</text:span><text:span text:style-name="T2">)</text:span><text:span text:style-name="T1">;</text:span><text:line-break/><text:soft-page-break/><text:span text:style-name="T1"> <text:s text:c="7"/></text:span><text:span text:style-name="T4">rb1</text:span><text:span text:style-name="T2">=(RadioButton)findViewById(R.id.</text:span><text:span text:style-name="T5">radioButton</text:span><text:span text:style-name="T2">)</text:span><text:span text:style-name="T1">;</text:span><text:line-break/><text:span text:style-name="T1"> <text:s text:c="7"/></text:span><text:span text:style-name="T4">rb2</text:span><text:span text:style-name="T2">=(RadioButton)findViewById(R.id.</text:span><text:span text:style-name="T5">radioButton2</text:span><text:span text:style-name="T2">)</text:span><text:span text:style-name="T1">;</text:span><text:line-break/><text:span text:style-name="T1"> <text:s text:c="7"/></text:span><text:span text:style-name="T4">rb3</text:span><text:span text:style-name="T2">=(RadioButton)findViewById(R.id.</text:span><text:span text:style-name="T5">radioButton3</text:span><text:span text:style-name="T2">)</text:span><text:span text:style-name="T1">;</text:span><text:line-break/><text:span text:style-name="T1"> <text:s text:c="7"/></text:span><text:span text:style-name="T4">rb4</text:span><text:span text:style-name="T2">=(RadioButton)findViewById(R.id.</text:span><text:span text:style-name="T5">radioButton4</text:span><text:span text:style-name="T2">)</text:span><text:span text:style-name="T1">;</text:span><text:line-break/><text:span text:style-name="T1"> <text:s text:c="7"/></text:span><text:span text:style-name="T4">tv</text:span><text:span text:style-name="T2">.setText(</text:span><text:span text:style-name="T4">questions</text:span><text:span text:style-name="T2">[</text:span><text:span text:style-name="T4">flag</text:span><text:span text:style-name="T2">])</text:span><text:span text:style-name="T1">;</text:span><text:line-break/><text:span text:style-name="T1"> <text:s text:c="7"/></text:span><text:span text:style-name="T4">rb1</text:span><text:span text:style-name="T2">.setText(</text:span><text:span text:style-name="T4">opt</text:span><text:span text:style-name="T2">[</text:span><text:span text:style-name="T7">0</text:span><text:span text:style-name="T2">])</text:span><text:span text:style-name="T1">;</text:span><text:line-break/><text:span text:style-name="T1"> <text:s text:c="7"/></text:span><text:span text:style-name="T4">rb2</text:span><text:span text:style-name="T2">.setText(</text:span><text:span text:style-name="T4">opt</text:span><text:span text:style-name="T2">[</text:span><text:span text:style-name="T7">1</text:span><text:span text:style-name="T2">])</text:span><text:span text:style-name="T1">;</text:span><text:line-break/><text:span text:style-name="T1"> <text:s text:c="7"/></text:span><text:span text:style-name="T4">rb3</text:span><text:span text:style-name="T2">.setText(</text:span><text:span text:style-name="T4">opt</text:span><text:span text:style-name="T2">[</text:span><text:span text:style-name="T7">2</text:span><text:span text:style-name="T2">])</text:span><text:span text:style-name="T1">;</text:span><text:line-break/><text:span text:style-name="T1"> <text:s text:c="7"/></text:span><text:span text:style-name="T4">rb4</text:span><text:span text:style-name="T2">.setText(</text:span><text:span text:style-name="T4">opt</text:span><text:span text:style-name="T2">[</text:span><text:span text:style-name="T7">3</text:span><text:span text:style-name="T2">])</text:span><text:span text:style-name="T1">;</text:span><text:line-break/><text:span text:style-name="T1"> <text:s text:c="7"/></text:span><text:span text:style-name="T4">submitbutton</text:span><text:span text:style-name="T2">.setOnClickListener(</text:span><text:span text:style-name="T1">new </text:span><text:span text:style-name="T2">View.OnClickListener() {</text:span><text:line-break/><text:span text:style-name="T2"> <text:s text:c="11"/></text:span><text:span text:style-name="T8">@Override</text:span><text:line-break/><text:span text:style-name="T8"> <text:s text:c="11"/></text:span><text:span text:style-name="T1">public void </text:span><text:span text:style-name="T9">onClick</text:span><text:span text:style-name="T2">(View v) {</text:span><text:line-break/><text:span text:style-name="T2"> <text:s text:c="15"/></text:span><text:span text:style-name="T10">//int color = mBackgroundColor.getColor();</text:span><text:line-break/><text:span text:style-name="T10"> <text:s text:c="15"/>//mLayout.setBackgroundColor(color);</text:span><text:line-break/><text:line-break/><text:span text:style-name="T10"> <text:s text:c="15"/></text:span><text:span text:style-name="T1">if</text:span><text:span text:style-name="T2">(</text:span><text:span text:style-name="T4">radio_g</text:span><text:span text:style-name="T2">.getCheckedRadioButtonId()==-</text:span><text:span text:style-name="T7">1</text:span><text:span text:style-name="T2">)</text:span><text:line-break/><text:span text:style-name="T2"> <text:s text:c="15"/>{</text:span><text:line-break/><text:span text:style-name="T2"> <text:s text:c="19"/>Toast.</text:span><text:span text:style-name="T3">makeText</text:span><text:span text:style-name="T2">(getApplicationContext()</text:span><text:span text:style-name="T1">, </text:span><text:span text:style-name="T6">"Please select one choice"</text:span><text:span text:style-name="T1">, </text:span><text:span text:style-name="T2">Toast.</text:span><text:span text:style-name="T5">LENGTH_SHORT</text:span><text:span text:style-name="T2">).show()</text:span><text:span text:style-name="T1">;</text:span><text:line-break/><text:span text:style-name="T1"> <text:s text:c="19"/>return;</text:span><text:line-break/><text:span text:style-name="T1"> <text:s text:c="15"/></text:span><text:span text:style-name="T2">}</text:span><text:line-break/><text:span text:style-name="T2"> <text:s text:c="15"/>RadioButton uans = (RadioButton) findViewById(</text:span><text:span text:style-name="T4">radio_g</text:span><text:span text:style-name="T2">.getCheckedRadioButtonId())</text:span><text:span text:style-name="T1">;</text:span><text:line-break/><text:span text:style-name="T1"> <text:s text:c="15"/></text:span><text:span text:style-name="T2">String ansText = uans.getText().toString()</text:span><text:span text:style-name="T1">;</text:span><text:line-break/><text:span text:style-name="T10">// <text:s text:c="15"/>Toast.makeText(getApplicationContext(), ansText, Toast.LENGTH_SHORT).show();</text:span><text:line-break/><text:span text:style-name="T10"> <text:s text:c="15"/></text:span><text:span text:style-name="T1">if</text:span><text:span text:style-name="T2">(ansText.equals(</text:span><text:span text:style-name="T4">answers</text:span><text:span text:style-name="T2">[</text:span><text:span text:style-name="T4">flag</text:span><text:span text:style-name="T2">])) {</text:span><text:line-break/><text:span text:style-name="T2"> <text:s text:c="19"/></text:span><text:span text:style-name="T5">correct</text:span><text:span text:style-name="T2">++</text:span><text:span text:style-name="T1">;</text:span><text:line-break/><text:span text:style-name="T1"> <text:s text:c="19"/></text:span><text:span text:style-name="T2">Toast.</text:span><text:span text:style-name="T3">makeText</text:span><text:span text:style-name="T2">(getApplicationContext()</text:span><text:span text:style-name="T1">, </text:span><text:span text:style-name="T6">"Correct"</text:span><text:span text:style-name="T1">, </text:span><text:span text:style-name="T2">Toast.</text:span><text:span text:style-name="T5">LENGTH_SHORT</text:span><text:span text:style-name="T2">).show()</text:span><text:span text:style-name="T1">;</text:span><text:line-break/><text:span text:style-name="T1"> <text:s text:c="15"/></text:span><text:span text:style-name="T2">}</text:span><text:line-break/><text:span text:style-name="T2"> <text:s text:c="15"/></text:span><text:span text:style-name="T1">else </text:span><text:span text:style-name="T2">{</text:span><text:line-break/><text:span text:style-name="T2"> <text:s text:c="19"/></text:span><text:span text:style-name="T5">wrong</text:span><text:span text:style-name="T2">++</text:span><text:span text:style-name="T1">;</text:span><text:line-break/><text:span text:style-name="T1"> <text:s text:c="19"/></text:span><text:span text:style-name="T2">Toast.</text:span><text:span text:style-name="T3">makeText</text:span><text:span text:style-name="T2">(getApplicationContext()</text:span><text:span text:style-name="T1">, </text:span><text:span text:style-name="T6">"Wrong"</text:span><text:span text:style-name="T1">, </text:span><text:span text:style-name="T2">Toast.</text:span><text:span text:style-name="T5">LENGTH_SHORT</text:span><text:span text:style-name="T2">).show()</text:span><text:span text:style-name="T1">;</text:span><text:line-break/><text:span text:style-name="T1"> <text:s text:c="15"/></text:span><text:span text:style-name="T2">}</text:span><text:line-break/><text:line-break/><text:span text:style-name="T2"> <text:s text:c="15"/></text:span><text:span text:style-name="T4">flag</text:span><text:span text:style-name="T2">++</text:span><text:span text:style-name="T1">;</text:span><text:line-break/><text:line-break/><text:span text:style-name="T1"> <text:s text:c="15"/>if </text:span><text:span text:style-name="T2">(</text:span><text:span text:style-name="T11">score </text:span><text:span text:style-name="T2">!= </text:span><text:span text:style-name="T1">null</text:span><text:span text:style-name="T2">)</text:span><text:line-break/><text:span text:style-name="T2"> <text:s text:c="19"/></text:span><text:span text:style-name="T11">score</text:span><text:span text:style-name="T2">.setText(</text:span><text:span text:style-name="T6">""</text:span><text:span text:style-name="T2">+</text:span><text:span text:style-name="T5">correct</text:span><text:span text:style-name="T2">)</text:span><text:span text:style-name="T1">;</text:span><text:line-break/><text:line-break/><text:span text:style-name="T1"> <text:s text:c="15"/>if</text:span><text:span text:style-name="T2">(</text:span><text:span text:style-name="T4">flag</text:span><text:span text:style-name="T2">&lt;</text:span><text:span text:style-name="T4">questions</text:span><text:span text:style-name="T2">.</text:span><text:span text:style-name="T4">length</text:span><text:span text:style-name="T2">)</text:span><text:line-break/><text:span text:style-name="T2"> <text:s text:c="15"/>{</text:span><text:line-break/><text:span text:style-name="T2"> <text:s text:c="19"/></text:span><text:span text:style-name="T4">tv</text:span><text:span text:style-name="T2">.setText(</text:span><text:span text:style-name="T4">questions</text:span><text:span text:style-name="T2">[</text:span><text:span text:style-name="T4">flag</text:span><text:span text:style-name="T2">])</text:span><text:span text:style-name="T1">;</text:span><text:line-break/><text:span text:style-name="T1"> <text:s text:c="19"/></text:span><text:span text:style-name="T4">rb1</text:span><text:span text:style-name="T2">.setText(</text:span><text:span text:style-name="T4">opt</text:span><text:span text:style-name="T2">[</text:span><text:span text:style-name="T4">flag</text:span><text:span text:style-name="T2">*</text:span><text:span text:style-name="T7">4</text:span><text:span text:style-name="T2">])</text:span><text:span text:style-name="T1">;</text:span><text:line-break/><text:span text:style-name="T1"> <text:s text:c="19"/></text:span><text:span text:style-name="T4">rb2</text:span><text:span text:style-name="T2">.setText(</text:span><text:span text:style-name="T4">opt</text:span><text:span text:style-name="T2">[</text:span><text:span text:style-name="T4">flag</text:span><text:span text:style-name="T2">*</text:span><text:span text:style-name="T7">4 </text:span><text:span text:style-name="T2">+</text:span><text:span text:style-name="T7">1</text:span><text:span text:style-name="T2">])</text:span><text:span text:style-name="T1">;</text:span><text:line-break/><text:span text:style-name="T1"> <text:s text:c="19"/></text:span><text:span text:style-name="T4">rb3</text:span><text:span text:style-name="T2">.setText(</text:span><text:span text:style-name="T4">opt</text:span><text:span text:style-name="T2">[</text:span><text:span text:style-name="T4">flag</text:span><text:span text:style-name="T2">*</text:span><text:span text:style-name="T7">4 </text:span><text:span text:style-name="T2">+</text:span><text:span text:style-name="T7">2</text:span><text:span text:style-name="T2">])</text:span><text:span text:style-name="T1">;</text:span><text:line-break/><text:span text:style-name="T1"> <text:s text:c="19"/></text:span><text:span text:style-name="T4">rb4</text:span><text:span text:style-name="T2">.setText(</text:span><text:span text:style-name="T4">opt</text:span><text:span text:style-name="T2">[</text:span><text:span text:style-name="T4">flag</text:span><text:span text:style-name="T2">*</text:span><text:span text:style-name="T7">4 </text:span><text:span text:style-name="T2">+</text:span><text:span text:style-name="T7">3</text:span><text:span text:style-name="T2">])</text:span><text:span text:style-name="T1">;</text:span><text:line-break/><text:span text:style-name="T1"> <text:s text:c="15"/></text:span><text:span text:style-name="T2">}</text:span><text:line-break/><text:span text:style-name="T2"> <text:s text:c="15"/></text:span><text:span text:style-name="T1">else</text:span><text:line-break/><text:span text:style-name="T1"> <text:s text:c="15"/></text:span><text:span text:style-name="T2">{</text:span><text:line-break/><text:span text:style-name="T2"> <text:s text:c="19"/></text:span><text:span text:style-name="T5">marks</text:span><text:span text:style-name="T2">=</text:span><text:span text:style-name="T5">correct</text:span><text:span text:style-name="T1">;</text:span><text:line-break/><text:span text:style-name="T1"> <text:s text:c="19"/></text:span><text:span text:style-name="T2">Intent in = </text:span><text:span text:style-name="T1">new </text:span><text:span text:style-name="T2">Intent(getApplicationContext()</text:span><text:span text:style-name="T1">,</text:span><text:span text:style-name="T2">ResultActivity.</text:span><text:span text:style-name="T1">class</text:span><text:span text:style-name="T2">)</text:span><text:span text:style-name="T1">;</text:span><text:line-break/><text:span text:style-name="T1"> <text:s text:c="19"/></text:span><text:span text:style-name="T2">startActivity(in)</text:span><text:span text:style-name="T1">;</text:span><text:line-break/><text:span text:style-name="T1"> <text:s text:c="15"/></text:span><text:span text:style-name="T2">}</text:span><text:line-break/><text:span text:style-name="T2"> <text:s text:c="15"/></text:span><text:span text:style-name="T4">radio_g</text:span><text:span text:style-name="T2">.clearCheck()</text:span><text:span text:style-name="T1">;</text:span><text:line-break/><text:span text:style-name="T1"> <text:s text:c="11"/></text:span><text:span text:style-name="T2">}</text:span><text:line-break/><text:span text:style-name="T2"> <text:s text:c="7"/>})</text:span><text:span text:style-name="T1">;</text:span><text:line-break/><text:line-break/><text:span text:style-name="T1"> <text:s text:c="7"/></text:span><text:span text:style-name="T4">quitbutton</text:span><text:span text:style-name="T2">.setOnClickListener(</text:span><text:span text:style-name="T1">new </text:span><text:span text:style-name="T2">View.OnClickListener() {</text:span><text:line-break/><text:span text:style-name="T2"> <text:s text:c="11"/></text:span><text:span text:style-name="T8">@Override</text:span><text:line-break/><text:span text:style-name="T8"> <text:s text:c="11"/></text:span><text:span text:style-name="T1">public void </text:span><text:span text:style-name="T9">onClick</text:span><text:span text:style-name="T2">(View v) {</text:span><text:line-break/><text:span text:style-name="T2"> <text:s text:c="15"/>Intent intent=</text:span><text:span text:style-name="T1">new </text:span><text:span text:style-name="T2">Intent(getApplicationContext()</text:span><text:span text:style-name="T1">,</text:span><text:span text:style-name="T2">ResultActivity.</text:span><text:span text:style-name="T1">class</text:span><text:span text:style-name="T2">)</text:span><text:span text:style-name="T1">;</text:span><text:line-break/><text:span text:style-name="T1"> <text:s text:c="15"/></text:span><text:span text:style-name="T2">startActivity(intent)</text:span><text:span text:style-name="T1">;</text:span><text:line-break/><text:soft-page-break/><text:span text:style-name="T1"> <text:s text:c="11"/></text:span><text:span text:style-name="T2">}</text:span><text:line-break/><text:span text:style-name="T2"> <text:s text:c="7"/>})</text:span><text:span text:style-name="T1">;</text:span><text:line-break/><text:span text:style-name="T1"> <text:s text:c="3"/></text:span><text:span text:style-name="T2">}</text:span><text:line-break/><text:line-break/><text:span text:style-name="T2">}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25T09:50:12.634255271</meta:creation-date>
    <dc:date>2022-08-25T09:50:38.537761141</dc:date>
    <meta:editing-duration>PT26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3" meta:paragraph-count="1" meta:word-count="245" meta:character-count="4774" meta:non-whitespace-character-count="3176"/>
  </office:meta>
</office:document-meta>
</file>